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8.44mm" svg:height="142.75mm" svg:x="245.31mm" svg:y="19.56mm">
            <draw:object draw:notify-on-update-of-ranges="Sheet1.C5:Sheet1.C19 Sheet1.D3:Sheet1.D4 Sheet1.D5:Sheet1.D19 Sheet1.E3:Sheet1.E4 Sheet1.E5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Gantt-cha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a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loopperio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loopverslag inlever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eratuurstudi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lyseren beelden + featur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palen + <text:s/>detectie teckniek(en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iteitenraport 1 inlevere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 verslag inlevere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en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e presentati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ppeling met semantische kaar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iteitenraport 2 inlevere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isatie dmv semantische kaart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rijven thesi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enen thesi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dpresentati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9:33:05.3335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6:29.364853484</meta:creation-date>
    <dc:date>2018-10-09T19:57:46.587277000</dc:date>
    <meta:editing-duration>PT1H28M59S</meta:editing-duration>
    <meta:editing-cycles>11</meta:editing-cycles>
    <meta:generator>LibreOffice/6.0.6.2$MacOSX_X86_64 LibreOffice_project/0c292870b25a325b5ed35f6b45599d2ea4458e77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45cm" svg:height="14.276cm" xlink:href=".." xlink:type="simple" chart:class="chart:bar" chart:style-name="ch1">
        <chart:title svg:x="10.65cm" svg:y="0.421cm" chart:style-name="ch2">
          <text:p>Gantt-chart</text:p>
        </chart:title>
        <chart:plot-area chart:style-name="ch3" table:cell-range-address="Sheet1.C3:Sheet1.E19" chart:data-source-has-labels="both" svg:x="0.476cm" svg:y="1.495cm" svg:width="22.893cm" svg:height="12.496cm">
          <chartooo:coordinate-region svg:x="5.97cm" svg:y="2.142cm" svg:width="17.211cm" svg:height="11.849cm"/>
          <chart:axis chart:dimension="x" chart:name="primary-x" chart:style-name="ch4" chartooo:axis-type="auto">
            <chartooo:date-scale/>
            <chart:categories table:cell-range-address="Sheet1.C5:Sheet1.C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D19" chart:label-cell-address="Sheet1.D3:Sheet1.D4" chart:class="chart:bar">
            <chart:data-point chart:repeated="15"/>
          </chart:series>
          <chart:series chart:style-name="ch9" chart:values-cell-range-address="Sheet1.E5:Sheet1.E19" chart:label-cell-address="Sheet1.E3:Sheet1.E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  <draw:g>
                  <svg:desc>Sheet1.D3:Sheet1.D4</svg:desc>
                </draw:g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  <draw:g>
                  <svg:desc>Sheet1.E3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loopperiode</text:p>
                <draw:g>
                  <svg:desc>Sheet1.C5:Sheet1.C19</svg:desc>
                </draw:g>
              </table:table-cell>
              <table:table-cell office:value-type="float" office:value="1">
                <text:p>1</text:p>
                <draw:g>
                  <svg:desc>Sheet1.D5:Sheet1.D19</svg:desc>
                </draw:g>
              </table:table-cell>
              <table:table-cell office:value-type="float" office:value="3">
                <text:p>3</text:p>
                <draw:g>
                  <svg:desc>Sheet1.E5:Sheet1.E19</svg:desc>
                </draw:g>
              </table:table-cell>
            </table:table-row>
            <table:table-row>
              <table:table-cell office:value-type="string">
                <text:p>Inloopverslag inlevere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teratuurstudie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lyseren beelden + feature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palen +  detectie teckniek(en)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ctiviteitenraport 1 inlevere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ssentijds verslag inlevere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ens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ppeling met semantische kaart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ctiviteitenraport 2 inleveren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alisatie dmv semantische kaart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hrijven thesis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ndienen thesis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dpresentatie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